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/>
          <table:table-cell table:style-name="ce9" office:value-type="string" calcext:value-type="string">
            <text:p>lRobo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5]" office:value-type="float" office:value="3" calcext:value-type="float">
            <text:p>3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6]" office:value-type="float" office:value="3" calcext:value-type="float">
            <text:p>3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3" calcext:value-type="float">
            <text:p>3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8:10:01.964325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3-27T18:10:11.029163686</dc:date>
    <meta:editing-duration>PT16H23M10S</meta:editing-duration>
    <meta:editing-cycles>56</meta:editing-cycles>
    <meta:generator>LibreOffice/5.1.6.2$Linux_X86_64 LibreOffice_project/10m0$Build-2</meta:generator>
    <meta:document-statistic meta:table-count="2" meta:cell-count="4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326cm" svg:y="1.594cm" svg:width="17.346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2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